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erif Condensed" svg:font-family="'DejaVu Serif Condensed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Ubuntu " svg:font-family="Ubuntu"/>
    <style:font-face style:name="Ubuntu Condensed" svg:font-family="'Ubuntu Condensed'" style:font-pitch="variable"/>
    <style:font-face style:name="Ubuntu Mono" svg:font-family="'Ubuntu Mono'" style:font-pitch="fixed"/>
    <style:font-face style:name="Wingdings" svg:font-family="Wingdings" style:font-charset="x-symbol"/>
    <style:font-face style:name="arial" svg:font-family="arial" style:font-family-generic="swiss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text-properties style:font-name="Arial" style:font-name-complex="Arial1"/>
    </style:style>
    <style:style style:name="P3" style:family="paragraph" style:parent-style-name="List_20_Paragraph" style:list-style-name="WWNum1">
      <style:text-properties style:font-name="arial"/>
    </style:style>
    <style:style style:name="P4" style:family="paragraph" style:parent-style-name="List_20_Paragraph" style:list-style-name="WWNum2">
      <style:text-properties style:font-name="arial"/>
    </style:style>
    <style:style style:name="P5" style:family="paragraph" style:parent-style-name="List_20_Paragraph" style:list-style-name="WWNum3">
      <style:text-properties style:font-name="arial"/>
    </style:style>
    <style:style style:name="P6" style:family="paragraph" style:parent-style-name="List_20_Paragraph" style:list-style-name="WWNum4">
      <style:text-properties style:font-name="arial"/>
    </style:style>
    <style:style style:name="P7" style:family="paragraph" style:parent-style-name="List_20_Paragraph" style:list-style-name="WWNum4">
      <style:text-properties style:font-name="arial" officeooo:rsid="0003ed10" officeooo:paragraph-rsid="0005d5fc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style:font-name="arial"/>
    </style:style>
    <style:style style:name="P9" style:family="paragraph" style:parent-style-name="Standard">
      <style:paragraph-properties fo:text-align="center" style:justify-single-word="false"/>
      <style:text-properties style:font-name="arial"/>
    </style:style>
    <style:style style:name="P10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11" style:family="paragraph" style:parent-style-name="Standard">
      <style:text-properties style:font-name="arial"/>
    </style:style>
    <style:style style:name="P12" style:family="paragraph" style:parent-style-name="Standard">
      <style:text-properties style:font-name="arial" style:font-name-complex="Arial1"/>
    </style:style>
    <style:style style:name="P13" style:family="paragraph" style:parent-style-name="Standard">
      <style:paragraph-properties fo:break-before="page"/>
      <style:text-properties style:font-name="arial"/>
    </style:style>
    <style:style style:name="T1" style:family="text">
      <style:text-properties style:font-name="Arial" fo:font-size="26pt" style:font-size-asian="26pt" style:font-name-complex="Arial1" style:font-size-complex="26pt"/>
    </style:style>
    <style:style style:name="T2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7" style:family="text">
      <style:text-properties style:text-position="sub 58%" style:font-name="Arial" style:font-name-complex="Arial1"/>
    </style:style>
    <style:style style:name="T8" style:family="text">
      <style:text-properties style:text-position="sub 58%" style:font-name="Arial" fo:font-size="12pt" style:font-size-asian="12pt" style:font-name-complex="Arial1" style:font-size-complex="12pt"/>
    </style:style>
    <style:style style:name="T9" style:family="text">
      <style:text-properties style:text-position="sub 58%" style:font-name-complex="Arial1"/>
    </style:style>
    <style:style style:name="T10" style:family="text">
      <style:text-properties style:text-position="sub 58%" fo:font-size="12pt" style:font-size-asian="12pt" style:font-name-complex="Arial1" style:font-size-complex="12pt"/>
    </style:style>
    <style:style style:name="T11" style:family="text">
      <style:text-properties fo:font-size="12pt" style:text-underline-style="solid" style:text-underline-width="auto" style:text-underline-color="font-color" style:font-size-asian="12pt" style:font-name-complex="Arial1" style:font-size-complex="12pt"/>
    </style:style>
    <style:style style:name="T12" style:family="text">
      <style:text-properties fo:font-size="12pt" style:font-size-asian="12pt" style:font-name-complex="Arial1" style:font-size-complex="12pt"/>
    </style:style>
    <style:style style:name="T13" style:family="text">
      <style:text-properties fo:font-size="12pt" officeooo:rsid="0003a0e4" style:font-size-asian="12pt" style:font-name-complex="Arial1" style:font-size-complex="12pt"/>
    </style:style>
    <style:style style:name="T14" style:family="text">
      <style:text-properties fo:font-size="12pt" officeooo:rsid="0005d5fc" style:font-size-asian="12pt" style:font-name-complex="Arial1" style:font-size-complex="12pt"/>
    </style:style>
    <style:style style:name="T15" style:family="text">
      <style:text-properties style:font-name-complex="Arial1"/>
    </style:style>
    <style:style style:name="T16" style:family="text">
      <style:text-properties fo:font-size="26pt" style:font-size-asian="26pt" style:font-name-complex="Arial1" style:font-size-complex="26pt"/>
    </style:style>
    <style:style style:name="T17" style:family="text">
      <style:text-properties fo:font-size="14pt" fo:font-weight="bold" style:font-size-asian="14pt" style:font-weight-asian="bold" style:font-name-complex="Arial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6">Parte I – Hardware de la placa base</text:span></text:p>
      <text:p text:style-name="P10"/>
      <text:p text:style-name="P11"><text:span text:style-name="T17">1.- La placa base</text:span></text:p>
      <text:p text:style-name="P11"><text:span text:style-name="T15">Elemento que se encarga de interconectar todos los componentes de un ordenador. </text:span></text:p>
      <text:p text:style-name="P11"><text:span text:style-name="T15">Es en esencia un circuito impreso con resistencias, condensadores… que permiten el funcionamiento de los componentes del ordenador como un conjunto.</text:span></text:p>
      <text:p text:style-name="P11"><text:span text:style-name="T11">Elementos de una placa base</text:span></text:p>
      <text:list xml:id="list389584406" text:style-name="WWNum1">
        <text:list-item>
          <text:p text:style-name="P3"><text:span text:style-name="T15">Zócalo (shocket) del microprocesador: Conector para este.</text:span></text:p>
        </text:list-item>
        <text:list-item>
          <text:p text:style-name="P3"><text:span text:style-name="T15">Ranuras (slots) de memoria: Conector para memoria principal.</text:span></text:p>
        </text:list-item>
        <text:list-item>
          <text:p text:style-name="P3"><text:span text:style-name="T15">Ranuras (slots) de expansión: Conector para tarjetas de expansión.</text:span></text:p>
        </text:list-item>
        <text:list-item>
          <text:p text:style-name="P3"><text:span text:style-name="T15">Chipset: Controla funciones del ordenador.</text:span></text:p>
        </text:list-item>
        <text:list-item>
          <text:p text:style-name="P3"><text:span text:style-name="T15">BIOS: Conjunto de programas almacenador en una memoria EEPROM empleados durante el proceso de arranque.</text:span></text:p>
        </text:list-item>
        <text:list-item>
          <text:p text:style-name="P3"><text:span text:style-name="T15">Conectores externos: Para comunicar la CPU con dispositivos externos.</text:span></text:p>
        </text:list-item>
        <text:list-item>
          <text:p text:style-name="P3"><text:span text:style-name="T15">Conectores internos: Para comunicar la CPU con dispositivos internos.</text:span></text:p>
        </text:list-item>
        <text:list-item>
          <text:p text:style-name="P3"><text:span text:style-name="T15">Conectores eléctricos: Empleados para suministrar electricidad.</text:span></text:p>
        </text:list-item>
        <text:list-item>
          <text:p text:style-name="P3"><text:span text:style-name="T15">Batería: Mantiene la información inicial del sistema cuando este se apaga.</text:span></text:p>
        </text:list-item>
      </text:list>
      <text:p text:style-name="P11"><text:span text:style-name="T17">2.- Factor de forma de la placa base</text:span></text:p>
      <text:p text:style-name="P11"><text:span text:style-name="T15">Se refiere a las características de esta: Forma, tamaño, disposición de componentes y al tipo de alimentación de esta.</text:span></text:p>
      <text:p text:style-name="P11"><text:span text:style-name="T11">Placas AT</text:span><text:span text:style-name="T12"> </text:span><text:span text:style-name="T15">(Advanced technology)</text:span></text:p>
      <text:p text:style-name="P11"><text:span text:style-name="T15">Primer intento exitoso de estandarización por parte de Intel en 1984 con el 386 y 486</text:span></text:p>
      <text:list xml:id="list1768069472" text:style-name="WWNum2">
        <text:list-item>
          <text:p text:style-name="P4"><text:span text:style-name="T15">Gran tamaño: 305 x 350</text:span><text:span text:style-name="T9">mm</text:span></text:p>
        </text:list-item>
        <text:list-item>
          <text:p text:style-name="P4"><text:span text:style-name="T15">Conector alimentación: En dos partes, colocación correcta o la placa peta.</text:span></text:p>
        </text:list-item>
        <text:list-item>
          <text:p text:style-name="P4"><text:span text:style-name="T15">Conector alimentación a placa: Nada intuitivo, posibilidad de error al conectar.</text:span></text:p>
        </text:list-item>
        <text:list-item>
          <text:p text:style-name="P4"><text:span text:style-name="T15">Botón encendido: Pulsador mecánico conectado a la fuente de alimentación.</text:span></text:p>
        </text:list-item>
        <text:list-item>
          <text:p text:style-name="P4"><text:span text:style-name="T15">Conectores serie y paralelo: Incluidos en la placa.</text:span></text:p>
        </text:list-item>
        <text:list-item>
          <text:p text:style-name="P4"><text:span text:style-name="T15">Conector DIN 5 pines para teclado: Único conector para periféricos integrado.</text:span></text:p>
        </text:list-item>
      </text:list>
      <text:p text:style-name="P11"><text:span text:style-name="T11">Placas Baby AT </text:span></text:p>
      <text:list xml:id="list1094310045" text:style-name="WWNum3">
        <text:list-item>
          <text:p text:style-name="P5"><text:span text:style-name="T15">Menor tamaño que AT: 220 x 330</text:span><text:span text:style-name="T9">mm</text:span></text:p>
        </text:list-item>
        <text:list-item>
          <text:p text:style-name="P5"><text:span text:style-name="T15">Incluye conectores puertos serie y paralelo.</text:span></text:p>
        </text:list-item>
        <text:list-item>
          <text:p text:style-name="P5"><text:span text:style-name="T15">Dificultar de trabajo al actualizar hardware.</text:span></text:p>
        </text:list-item>
        <text:list-item>
          <text:p text:style-name="P5"><text:span text:style-name="T15">Por la proximidad de componentes y aumento de potencia genera más calor.</text:span></text:p>
        </text:list-item>
      </text:list>
      <text:p text:style-name="P12"/>
      <text:p text:style-name="P13"><text:span text:style-name="T11">Placas ATX</text:span><text:span text:style-name="T12"> </text:span><text:span text:style-name="T15">(Advanced Technology eXtended)</text:span></text:p>
      <text:p text:style-name="P11"><text:span text:style-name="T12">Aparecen en 1995, tiene un tamaño de 305 x 244</text:span><text:span text:style-name="T10">mm</text:span><text:span text:style-name="T12"> y poseen una mejor distribución de los componentes. Esto permite un mejor acceso y mejora la refrigeración de estos. Elementos que la componen:</text:span></text:p>
      <text:list xml:id="list259069737" text:style-name="WWNum4">
        <text:list-item>
          <text:p text:style-name="P6"><text:span text:style-name="T12">Conector eléctrico: Mas seguro, de una sola pieza tanto el conector de la fuente como el de la placa base, esto hace que no se pu</text:span><text:span text:style-name="T13">e</text:span><text:span text:style-name="T12">d</text:span><text:span text:style-name="T13">a</text:span><text:span text:style-name="T12"> conectar </text:span><text:span text:style-name="T13">de manera erronea.</text:span></text:p>
        </text:list-item>
        <text:list-item>
          <text:p text:style-name="P7"><text:span text:style-name="T12">Encendido por placa base: </text:span><text:span text:style-name="T14">Facilita el apagar o encender a través del sistema operativo o de la BIOS.</text:span></text:p>
        </text:list-item>
        <text:list-item>
          <text:p text:style-name="P7"><text:span text:style-name="T14"><text:s/></text:span>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erif Condensed" svg:font-family="'DejaVu Serif Condensed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Ubuntu " svg:font-family="Ubuntu"/>
    <style:font-face style:name="Ubuntu Condensed" svg:font-family="'Ubuntu Condensed'" style:font-pitch="variable"/>
    <style:font-face style:name="Ubuntu Mono" svg:font-family="'Ubuntu Mono'" style:font-pitch="fixed"/>
    <style:font-face style:name="Wingdings" svg:font-family="Wingdings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2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text-properties style:font-name="Arial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size="12pt" fo:font-weight="bold" style:font-size-asian="12pt" style:font-weight-asian="bold"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Tema 2 – Hardware de un sistema informático<text:tab/>1º DAW</text:span></text:p>
        <text:p text:style-name="Header"/>
      </style:header>
      <style:footer>
        <text:p text:style-name="MP1"><text:span text:style-name="MT1">Página </text:span><text:span text:style-name="MT2"><text:page-number text:select-page="current">1</text:page-number></text:span><text:span text:style-name="MT1"><text:s/>de </text:span><text:span text:style-name="MT2"><text:page-count>2</text:page-count></text:span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gope79@hotmail.com</meta:initial-creator>
    <meta:editing-cycles>11</meta:editing-cycles>
    <meta:creation-date>2023-11-22T16:18:00</meta:creation-date>
    <dc:date>2023-11-23T17:07:59.454126312</dc:date>
    <meta:editing-duration>PT1H22M7S</meta:editing-duration>
    <meta:generator>LibreOffice/7.3.7.2$Linux_X86_64 LibreOffice_project/30$Build-2</meta:generator>
    <meta:document-statistic meta:table-count="0" meta:image-count="0" meta:object-count="0" meta:page-count="2" meta:paragraph-count="36" meta:word-count="386" meta:character-count="2346" meta:non-whitespace-character-count="2012"/>
    <meta:user-defined meta:name="AppVersion">12.0000</meta:user-defined>
    <meta:template xlink:type="simple" xlink:actuate="onRequest" xlink:title="Normal.dotm" xlink:href=""/>
  </office:meta>
</office:document-meta>
</file>